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a9f4" officeooo:paragraph-rsid="0010a9f4"/>
    </style:style>
    <style:style style:name="P2" style:family="paragraph" style:parent-style-name="Standard" style:list-style-name="L1">
      <style:text-properties officeooo:rsid="00129b24" officeooo:paragraph-rsid="00129b24"/>
    </style:style>
    <style:style style:name="P3" style:family="paragraph" style:parent-style-name="Standard" style:list-style-name="L1">
      <style:text-properties officeooo:rsid="00129b24" officeooo:paragraph-rsid="00129b24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6891229" text:style-name="L1">
        <text:list-item>
          <text:p text:style-name="P1">Les capteurs</text:p>
          <text:list>
            <text:list-item>
              <text:p text:style-name="P2">Pluviomètre</text:p>
              <text:list>
                <text:list-item>
                  <text:p text:style-name="P2"><text:a xlink:type="simple" xlink:href="https://www.meteo-shopping.com/fr/a-auget-basculant/62-75-pluviometre-a-auget-avec-support-integre.html#/49-support_pluvio_peet_bros-sans_support" text:style-name="Internet_20_link" text:visited-style-name="Visited_20_Internet_20_Link">https://www.meteo-shopping.com/fr/a-auget-basculant/62-75-pluviometre-a-auget-avec-support-integre.html#/49-support_pluvio_peet_bros-sans_support</text:a></text:p>
                  <text:p text:style-name="P2"/>
                </text:list-item>
                <text:list-item>
                  <text:p text:style-name="P2"><text:a xlink:type="simple" xlink:href="https://www.google.com/shopping/product/11881127005254358631?q=pluviomètre&amp;sxsrf=AOaemvKFq6GZ3fkdUKRSGMfTKbOK46PLRw:1641895955315&amp;biw=1600&amp;bih=762&amp;dpr=1&amp;prds=eto:5829155590553789066_0,rsk:PC_3373080526823738326&amp;sa=X&amp;ved=0ahUKEwiqrO6Lu6n1AhWJFxQKHasbCQAQ8gIIswwoAA" text:style-name="Internet_20_link" text:visited-style-name="Visited_20_Internet_20_Link"><text:span text:style-name="T2">https://www.google.com/shopping/product/11881127005254358631?q=pluviom%C3%A8tre&amp;sxsrf=AOaemvKFq6GZ3fkdUKRSGMfTKbOK46PLRw:1641895955315&amp;biw=1600&amp;bih=762&amp;dpr=1&amp;prds=eto:5829155590553789066_0,rsk:PC_3373080526823738326&amp;sa=X&amp;ved=0ahUKEwiqrO6Lu6n1AhWJFxQKHasbCQAQ8gIIswwoAA</text:span></text:a></text:p>
                  <text:p text:style-name="P2"/>
                </text:list-item>
              </text:list>
            </text:list-item>
            <text:list-item>
              <text:p text:style-name="P2">ultrason</text:p>
              <text:list>
                <text:list-item>
                  <text:p text:style-name="P2"><text:a xlink:type="simple" xlink:href="https://shop.mchobby.be/fr/proximite-distance/931-senseur-ultrason-maxbotix-wrma1-mb7092-3232100009318.html" text:style-name="Internet_20_link" text:visited-style-name="Visited_20_Internet_20_Link">https://shop.mchobby.be/fr/proximite-distance/931-senseur-ultrason-maxbotix-wrma1-mb7092-3232100009318.html</text:a></text:p>
                </text:list-item>
                <text:list-item>
                  <text:p text:style-name="P3">https://www.microsonic.de/fr/capteurs-de-distance/cylindrique/micplus/capteurs-standard/capteurs-standard/micplus600iutc.htm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11T11:05:55.862754967</meta:creation-date>
    <dc:date>2022-01-14T09:27:13.962010968</dc:date>
    <meta:editing-duration>PT12M18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1" meta:paragraph-count="7" meta:word-count="15" meta:character-count="689" meta:non-whitespace-character-count="688"/>
  </office:meta>
</office:document-meta>
</file>